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615600004F4C889ED555.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fo:break-before="page" style:writing-mode="lr-tb"/>
      <style:text-properties fo:color="#000000"/>
    </style:style>
    <style:style style:name="P12"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3" style:family="paragraph" style:parent-style-name="Standard">
      <style:paragraph-properties fo:line-height="115%" fo:text-align="justify" style:justify-single-word="false" style:writing-mode="lr-tb"/>
    </style:style>
    <style:style style:name="P14"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5"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6"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7" style:family="paragraph" style:parent-style-name="Standard">
      <style:paragraph-properties fo:line-height="115%" fo:text-align="justify" style:justify-single-word="false" style:writing-mode="lr-tb"/>
      <style:text-properties fo:color="#000000"/>
    </style:style>
    <style:style style:name="P18"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19"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20" style:family="paragraph" style:parent-style-name="Standard">
      <style:paragraph-properties fo:line-height="115%" fo:text-align="justify" style:justify-single-word="false" style:writing-mode="lr-tb"/>
      <style:text-properties fo:color="#999999"/>
    </style:style>
    <style:style style:name="P21"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Standard" style:master-page-name="Standard">
      <style:paragraph-properties fo:line-height="115%" fo:text-align="center" style:justify-single-word="false" style:page-number="auto" fo:break-before="auto" fo:break-after="auto" style:writing-mode="lr-tb"/>
    </style:style>
    <style:style style:name="P24" style:family="paragraph" style:parent-style-name="Standard" style:list-style-name="L1">
      <style:paragraph-properties fo:line-height="115%" fo:text-align="justify" style:justify-single-word="false" fo:break-before="auto" fo:break-after="auto" style:writing-mode="lr-tb"/>
    </style:style>
    <style:style style:name="P25" style:family="paragraph" style:parent-style-name="Standard" style:list-style-name="L3">
      <style:paragraph-properties fo:line-height="115%" fo:text-align="justify" style:justify-single-word="false" fo:break-before="auto" fo:break-after="auto" style:writing-mode="lr-tb"/>
    </style:style>
    <style:style style:name="P26"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7"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8" style:family="paragraph" style:parent-style-name="Standard">
      <style:paragraph-properties fo:line-height="115%" fo:text-align="justify" style:justify-single-word="false" style:writing-mode="lr-tb"/>
      <style:text-properties fo:color="#000000"/>
    </style:style>
    <style:style style:name="P29"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30"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31" style:family="paragraph" style:parent-style-name="Standard">
      <style:paragraph-properties fo:line-height="115%" fo:text-align="justify" style:justify-single-word="false" fo:break-before="page" style:writing-mode="lr-tb"/>
      <style:text-properties fo:color="#00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390030946332578050" text:style-name="L1">
        <text:list-item>
          <text:list>
            <text:list-item>
              <text:p text:style-name="P24">References</text:p>
            </text:list-item>
          </text:list>
        </text:list-item>
      </text:list>
      <text:p text:style-name="P3"/>
      <text:list xml:id="list3734243246479781628" text:style-name="L2">
        <text:list-item>
          <text:p text:style-name="P27">Dekū System Requirements</text:p>
        </text:list-item>
      </text:list>
      <text:p text:style-name="P13"/>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7692842393500149411" text:style-name="L3">
        <text:list-item>
          <text:p text:style-name="P25"><text:span text:style-name="T1">User</text:span><text:span text:style-name="T1"> Interface Standards</text:span></text:p>
        </text:list-item>
      </text:list>
      <text:p text:style-name="P5"/>
      <text:p text:style-name="P15">This section contains an overview of the design standards used in the <text:span text:style-name="T6">Dekū web application.</text:span></text:p>
      <text:p text:style-name="P14"/>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5">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text:span><text:span text:style-name="T6">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18">3.1.1 – Creating an Account</text:p>
      <text:p text:style-name="P17"/>
      <text:p text:style-name="P17">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as of Spiral 2. <text:s/>The implementation of opening this to different schools is being considered for Spiral 3. <text:s/>If a person tries to just register without filling out a portion or any of the fields, it will prompt to the user whichever fields need to be filled in, as shown in Figure 1.1. <text:s/>There is an additional check to make sure a user enters a .edu email address. <text:s/>If a user already has an account in the database, they may instead click “Login” at the top right hand corner and go from there. <text:s/>After entering the initial portion of the create account information, it will change pages to what is seen in Figure 1.2 and ask the user to fill out a short biography about themselves (graduation year, major, etc.).</text:p>
      <text:p text:style-name="P17"/>
      <text:p text:style-name="P18">3.1.2 – Logging In</text:p>
      <text:p text:style-name="P17"/>
      <text:p text:style-name="P17">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and that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 <text:s/>Once the user logs in, it will redirect them to the home page as seen in Figure 3.0.</text:p>
      <text:p text:style-name="P17"/>
      <text:p text:style-name="P18">3.1.3 – Navigating the Home Page</text:p>
      <text:p text:style-name="P17"/>
      <text:p text:style-name="P17">The user hits the home page after the user logs in or creates an account. <text:s/>The home page shows all the cards (content) that have been already been posted. There is also a menu sidebar at the right of the screen, which the user can use to add new cards, search/filter cards by names, tags, etc. <text:s/>The user may interact with cards already existing on the home page or may interact with the menu sidebar.</text:p>
      <text:p text:style-name="P8"/>
      <text:p text:style-name="P31">3.1.4 – Menu Sidebar</text:p>
      <text:p text:style-name="P17"/>
      <text:p text:style-name="P30">When navigating through the menu sidebar, a user can create a new card, search or filter through cards that already exist by a certain name or tag, etc. If a user decides to create a card, once they fill out each section (title, content, etc.), then the card will show up on the home page. <text:s/>If a user decides to search/filter through cards, they can enter whatever key words in the appropriate box, and it will filter through the cards that already exist, narrowing down what is seen on the home page.</text:p>
      <text:p text:style-name="P18"/>
      <text:p text:style-name="P18">3.1.5 – User Profile</text:p>
      <text:p text:style-name="P17"/>
      <text:p text:style-name="P17">Once a user logs in, the user will have the ability to view his/her own profile as well as view other users' profiles. <text:s/>By viewing your own profile, you can update your own existing account information such as your classes taken or biography. <text:s/></text:p>
      <text:p text:style-name="P18"/>
      <text:p text:style-name="P18">3.1.6 – Card View</text:p>
      <text:p text:style-name="P17"/>
      <text:p text:style-name="P17">When navigating through the home page, the user will see the cards that have been posted on here. <text:s/>Cards can have different color coding and suit sorting based on the content of the card when it was created. <text:s/>The card itself when shown on the home page will show the title of the card itself along with the suit and a color coding at the top of the card. <text:s/>When the card is clicked, it then flips the card over to provide more details, if any, for the card. <text:s/>Users can add comments to the cards after flipping it over. <text:s/>When the card is still flipped over, a user may also add the card to his/her hand (favorite the card).</text:p>
      <text:p text:style-name="P17"/>
      <text:p text:style-name="P17"/>
      <text:p text:style-name="P12">Figure 1.0 – Create an account</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text:span text:style-name="T7">Figure 1.1 – </text:span><text:span text:style-name="T8">Information must be filled in</text:span></text:p>
      <text:p text:style-name="P20"><draw:frame draw:style-name="fr2" draw:name="graphics3" text:anchor-type="paragraph" svg:x="-0.2189in" svg:y="-0.0417in" svg:width="7.2091in" svg:height="5.2953in" draw:z-index="4"><draw:image xlink:href="Pictures/200000070000615600004F4C889ED555.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Figure 2.0 – Login page</text:p>
      <text:p text:style-name="P20"><draw:frame draw:style-name="fr1" draw:name="graphics2" text:anchor-type="paragraph" svg:width="6.6193in" svg:height="4.2256in" draw:z-index="1"><draw:image xlink:href="Pictures/20000007000039A2000029EDC59988C9.svm" xlink:type="simple" xlink:show="embed" xlink:actuate="onLoad"/></draw:frame></text:p>
      <text:p text:style-name="P20"/>
      <text:p text:style-name="P20"/>
      <text:p text:style-name="P20"/>
      <text:p text:style-name="P20"/>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Figure 2.1 – Login must be filled in</text:p>
      <text:p text:style-name="P21"><draw:frame draw:style-name="fr1" draw:name="graphics4" text:anchor-type="paragraph" svg:width="6.5425in" svg:height="4.2165in" draw:z-index="2"><draw:image xlink:href="Pictures/2000000700003B1F000029D7AE1F13C9.svm" xlink:type="simple" xlink:show="embed" xlink:actuate="onLoad"/></draw:frame></text:p>
      <text:p text:style-name="P21"/>
      <text:p text:style-name="P21"/>
      <text:p text:style-name="P21"/>
      <text:p text:style-name="P16"/>
      <text:p text:style-name="P16"/>
      <text:p text:style-name="P16"/>
      <text:p text:style-name="P16"/>
      <text:p text:style-name="P16"/>
      <text:p text:style-name="P16"><text:soft-page-break/>Figure 2.2 – Password reset</text:p>
      <text:p text:style-name="P20"><draw:frame draw:style-name="fr1" draw:name="graphics5" text:anchor-type="paragraph" svg:width="6.6173in" svg:height="4.2165in" draw:z-index="3"><draw:image xlink:href="Pictures/2000000700003923000029D7931E4856.svm" xlink:type="simple" xlink:show="embed" xlink:actuate="onLoad"/></draw:frame></text:p>
      <text:list xml:id="list4511620695114890140" text:style-name="L4">
        <text:list-item>
          <text:p text:style-name="P26">Data Validation</text:p>
        </text:list-item>
      </text:list>
      <text:p text:style-name="P14"/>
      <text:p text:style-name="P15">There are multiple data entry points in the <text:span text:style-name="T6">Dekū web application. Please refer to table 4.1 below for information regarding proper inputs and what the limitations of those data entry points are.</text:span></text:p>
      <text:p text:style-name="P14"/>
      <text:p text:style-name="P19">4.1 Data Validation Table</text:p>
      <table:table table:name="DataValidation" table:style-name="DataValidation">
        <table:table-column table:style-name="DataValidation.A" table:number-columns-repeated="3"/>
        <table:table-row>
          <table:table-cell table:style-name="DataValidation.A1" office:value-type="string">
            <text:p text:style-name="P22">Entry Location</text:p>
          </table:table-cell>
          <table:table-cell table:style-name="DataValidation.A1" office:value-type="string">
            <text:p text:style-name="P22">Data Type</text:p>
          </table:table-cell>
          <table:table-cell table:style-name="DataValidation.C1" office:value-type="string">
            <text:p text:style-name="P22">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5"/>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57</meta:editing-cycles>
    <dc:date>2014-04-26T23:03:33.59</dc:date>
    <meta:editing-duration>P1DT8H19M33S</meta:editing-duration>
    <dc:creator>Raymond Chan</dc:creator>
    <meta:document-statistic meta:table-count="1" meta:image-count="5" meta:object-count="0" meta:page-count="12" meta:paragraph-count="116" meta:word-count="1706" meta:character-count="11637"/>
  </office:meta>
</office:document-meta>
</file>